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19.489cm"/>
    </style:style>
    <style:style style:name="pr4" style:family="presentation" style:parent-style-name="Default-title">
      <style:graphic-properties draw:fill-color="#ffffff" draw:auto-grow-height="true" fo:min-height="21.304cm"/>
    </style:style>
    <style:style style:name="pr5" style:family="presentation" style:parent-style-name="Default-title">
      <style:graphic-properties draw:fill-color="#ffffff" draw:auto-grow-height="true" fo:min-height="19.7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200pt" fo:font-weight="bold"/>
    </style:style>
    <style:style style:name="P14" style:family="paragraph">
      <style:paragraph-properties fo:margin-left="0cm" fo:margin-right="0cm" fo:text-indent="0cm"/>
      <style:text-properties fo:font-size="80pt" fo:font-weight="bold"/>
    </style:style>
    <style:style style:name="P15" style:family="paragraph">
      <style:paragraph-properties fo:margin-left="0cm" fo:margin-right="0cm" fo:text-indent="0cm"/>
      <style:text-properties fo:font-size="220pt" fo:font-weight="bold"/>
    </style:style>
    <style:style style:name="P16" style:family="paragraph">
      <style:paragraph-properties fo:margin-left="0cm" fo:margin-right="0cm" fo:text-indent="0cm"/>
      <style:text-properties fo:font-size="240pt" fo:font-weight="bold"/>
    </style:style>
    <style:style style:name="P17" style:family="paragraph">
      <style:paragraph-properties fo:margin-left="0cm" fo:margin-right="0cm" fo:text-indent="0cm"/>
      <style:text-properties fo:font-size="80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align="start" fo:text-indent="0cm"/>
      <style:text-properties fo:color="#00ff00" fo:font-family="'Courier New'" style:font-style-name="Italic" style:font-family-generic="modern" style:font-pitch="fixed" fo:font-size="50pt" fo:letter-spacing="-0.106cm" fo:font-style="normal" fo:font-weight="normal" style:text-scale="95%"/>
    </style:style>
    <style:style style:name="P20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21" style:family="paragraph">
      <style:paragraph-properties fo:margin-left="0cm" fo:margin-right="0cm" fo:text-indent="0cm"/>
      <style:text-properties fo:font-size="140pt" fo:font-weight="bold"/>
    </style:style>
    <style:style style:name="P22" style:family="paragraph">
      <style:paragraph-properties fo:margin-left="0cm" fo:margin-right="0cm" fo:text-indent="0cm"/>
      <style:text-properties fo:font-size="95pt" fo:font-weight="bold"/>
    </style:style>
    <style:style style:name="P23" style:family="paragraph">
      <style:paragraph-properties fo:margin-left="0cm" fo:margin-right="0cm" fo:text-indent="0cm"/>
      <style:text-properties fo:font-size="150pt" fo:font-weight="bold"/>
    </style:style>
    <style:style style:name="P24" style:family="paragraph">
      <style:paragraph-properties fo:margin-left="0cm" fo:margin-right="0cm" fo:text-indent="0cm"/>
      <style:text-properties fo:font-size="340pt" fo:font-weight="bold"/>
    </style:style>
    <style:style style:name="P25" style:family="paragraph">
      <style:paragraph-properties fo:margin-left="0cm" fo:margin-right="0cm" fo:text-indent="0cm"/>
      <style:text-properties fo:font-size="360pt" fo:font-weight="bold"/>
    </style:style>
    <style:style style:name="P26" style:family="paragraph">
      <style:paragraph-properties fo:margin-left="0cm" fo:margin-right="0cm" fo:text-align="start" text:enable-numbering="false" fo:text-indent="0cm"/>
    </style:style>
    <style:style style:name="P27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140pt" fo:font-weight="bold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00pt" fo:font-weight="bold"/>
    </style:style>
    <style:style style:name="T12" style:family="text">
      <style:text-properties fo:font-size="150pt" fo:font-weight="bold"/>
    </style:style>
    <style:style style:name="T13" style:family="text">
      <style:text-properties fo:font-size="220pt" fo:font-weight="bold"/>
    </style:style>
    <style:style style:name="T14" style:family="text">
      <style:text-properties fo:font-size="240pt" fo:font-weight="bold"/>
    </style:style>
    <style:style style:name="T15" style:family="text">
      <style:text-properties fo:color="#00ff00" fo:font-family="'Courier New'" style:font-style-name="Italic" style:font-family-generic="modern" style:font-pitch="fixed" fo:font-size="50pt" fo:letter-spacing="-0.106cm" fo:font-style="normal" fo:font-weight="normal" style:text-scale="95%"/>
    </style:style>
    <style:style style:name="T16" style:family="text">
      <style:text-properties fo:font-size="240pt" fo:letter-spacing="-0.141cm" fo:font-weight="bold" style:letter-kerning="true" style:text-scale="90%"/>
    </style:style>
    <style:style style:name="T17" style:family="text">
      <style:text-properties fo:font-size="100pt" fo:font-style="italic" style:text-underline-style="solid" style:text-underline-width="auto" style:text-underline-color="font-color" fo:font-weight="bold"/>
    </style:style>
    <style:style style:name="T18" style:family="text">
      <style:text-properties fo:font-size="100pt" fo:font-style="normal" style:text-underline-style="none" fo:font-weight="bold"/>
    </style:style>
    <style:style style:name="T19" style:family="text">
      <style:text-properties fo:font-size="95pt" fo:font-weight="bold"/>
    </style:style>
    <style:style style:name="T20" style:family="text">
      <style:text-properties fo:font-size="340pt" fo:font-weight="bold"/>
    </style:style>
    <style:style style:name="T21" style:family="text">
      <style:text-properties fo:font-size="360pt" fo:font-weight="bold"/>
    </style:style>
    <style:style style:name="T2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1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text-style-name="P7" draw:layer="layout" svg:width="25.191cm" svg:height="21.304cm" svg:x="1.399cm" svg:y="-0.07cm" presentation:class="title" presentation:user-transformed="true">
          <draw:text-box>
            <text:p text:style-name="P1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1"><text:span text:style-name="T3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" draw:text-style-name="P10" draw:layer="layout" svg:width="25.191cm" svg:height="19.489cm" svg:x="1.399cm" svg:y="0.837cm" presentation:class="title" presentation:user-transformed="true">
          <draw:text-box>
            <text:p text:style-name="P1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12" draw:layer="layout" svg:width="25.191cm" svg:height="19.489cm" svg:x="1.399cm" svg:y="0.838cm" presentation:class="title" presentation:user-transformed="true">
          <draw:text-box>
            <text:p text:style-name="P1"><text:span text:style-name="T10">1.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13" draw:layer="layout" svg:width="25.191cm" svg:height="19.489cm" svg:x="1.399cm" svg:y="0.838cm" presentation:class="title" presentation:user-transformed="true">
          <draw:text-box>
            <text:p text:style-name="P1"><text:span text:style-name="T11">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12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Ubuntu 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14" draw:layer="layout" svg:width="25.191cm" svg:height="19.489cm" svg:x="1.399cm" svg:y="0.838cm" presentation:class="title" presentation:user-transformed="true">
          <draw:text-box>
            <text:p text:style-name="P1"><text:span text:style-name="T4">cruisecontrol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Js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text-style-name="P11" draw:layer="layout" svg:width="25.191cm" svg:height="19.489cm" svg:x="1.399cm" svg:y="0.838cm" presentation:class="title" presentation:user-transformed="true">
          <draw:text-box>
            <text:p text:style-name="P1"><text:span text:style-name="T9">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10" draw:layer="layout" svg:width="25.191cm" svg:height="19.489cm" svg:x="1.399cm" svg:y="0.838cm" presentation:class="title" presentation:user-transformed="true">
          <draw:text-box>
            <text:p text:style-name="P1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text-style-name="P15" draw:layer="layout" svg:width="25.191cm" svg:height="19.489cm" svg:x="1.399cm" svg:y="0.838cm" presentation:class="title" presentation:user-transformed="true">
          <draw:text-box>
            <text:p text:style-name="P1"><text:span text:style-name="T13">Typo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itpicks and bash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Zed Sez: Don't be “That Guy” (or G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1. Time to Cod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ing</text:span><text:span text:style-name="T1"><text:line-break/></text:span><text:span text:style-name="T1">Task</text:span><text:span text:style-name="T1"><text:line-break/></text:span><text:span text:style-name="T1">Outli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. Install</text:span><text:span text:style-name="T1"><text:line-break/></text:span><text:span text:style-name="T1">Linux on</text:span><text:span text:style-name="T1"><text:line-break/></text:span><text:span text:style-name="T1">VM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7"><text:span text:style-name="T4">B. Install Prereqs:</text:span><text:span text:style-name="T4"><text:line-break/></text:span><text:span text:style-name="T4">ruby, java, mysql, svn, ant, alternate brow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. Create sample Rails Pro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7"><text:span text:style-name="T4">D.</text:span><text:span text:style-name="T4"><text:line-break/></text:span><text:span text:style-name="T4">cruisecontrol.rb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E. JsUnit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F. Selenium Set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draw:frame presentation:style-name="pr1" draw:text-style-name="P19" draw:layer="layout" svg:width="25.191cm" svg:height="19.489cm" svg:x="1.399cm" svg:y="0.838cm" presentation:class="title" presentation:user-transformed="true">
          <draw:text-box>
            <text:p text:style-name="P18"><text:span text:style-name="T15">$ ls -al /etc/init.d asdf fd asd f asdfl jdfasd</text:span><text:span text:style-name="T15"><text:line-break/></text:span><text:span text:style-name="T15">$ asdf as df asdf asfd </text:span><text:span text:style-name="T15"><text:line-break/></text:span><text:span text:style-name="T15">$ another command asdf e wewee erwerw erwewr 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9" draw:layer="layout" svg:width="25.191cm" svg:height="19.489cm" svg:x="1.904cm" svg:y="0.837cm" presentation:class="title" presentation:user-transformed="true">
          <draw:text-box>
            <text:p text:style-name="P1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presentation:style-name="pr1" draw:text-style-name="P20" draw:layer="layout" svg:width="25.191cm" svg:height="19.489cm" svg:x="1.904cm" svg:y="0.837cm" presentation:class="title" presentation:user-transformed="true">
          <draw:text-box>
            <text:p text:style-name="P1"><text:span text:style-name="T16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1" draw:layer="layout" svg:width="25.191cm" svg:height="19.489cm" svg:x="1.399cm" svg:y="0.837cm" presentation:class="title" presentation:user-transformed="true">
          <draw:text-box>
            <text:p text:style-name="P1"><text:span text:style-name="T2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Build </text:span><text:span text:style-name="T17">ALL</text:span><text:span text:style-name="T18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2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22" draw:layer="layout" svg:width="25.191cm" svg:height="19.489cm" svg:x="1.399cm" svg:y="0.837cm" presentation:class="title" presentation:user-transformed="true">
          <draw:text-box>
            <text:p text:style-name="P1"><text:span text:style-name="T19">Consistent Tags/Baselines</text:span><text:span text:style-name="T19"><text:line-break/></text:span><text:span text:style-name="T19">Among</text:span><text:span text:style-name="T19"><text:line-break/></text:span><text:span text:style-name="T19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1" draw:text-style-name="P12" draw:layer="layout" svg:width="25.191cm" svg:height="19.489cm" svg:x="1.399cm" svg:y="0.837cm" presentation:class="title" presentation:user-transformed="true">
          <draw:text-box>
            <text:p text:style-name="P1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14" draw:layer="layout" svg:width="25.191cm" svg:height="19.489cm" svg:x="1.399cm" svg:y="0.837cm" presentation:class="title" presentation:user-transformed="true">
          <draw:text-box>
            <text:p text:style-name="P1"><text:span text:style-name="T4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11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presentation:style-name="pr1" draw:text-style-name="P21" draw:layer="layout" svg:width="25.191cm" svg:height="19.489cm" svg:x="1.399cm" svg:y="0.837cm" presentation:class="title" presentation:user-transformed="true">
          <draw:text-box>
            <text:p text:style-name="P1"><text:span text:style-name="T2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presentation:style-name="pr1" draw:text-style-name="P23" draw:layer="layout" svg:width="25.191cm" svg:height="19.489cm" svg:x="1.399cm" svg:y="0.837cm" presentation:class="title" presentation:user-transformed="true">
          <draw:text-box>
            <text:p text:style-name="P1"><text:span text:style-name="T12">Fast</text:span><text:span text:style-name="T12"><text:line-break/></text:span><text:span text:style-name="T12">vs</text:span><text:span text:style-name="T12"><text:line-break/></text:span><text:span text:style-name="T12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21" draw:layer="layout" svg:width="25.191cm" svg:height="19.489cm" svg:x="1.399cm" svg:y="0.837cm" presentation:class="title" presentation:user-transformed="true">
          <draw:text-box>
            <text:p text:style-name="P1"><text:span text:style-name="T2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5" draw:text-style-name="P8" draw:layer="layout" svg:width="25.191cm" svg:height="19.757cm" svg:x="1.399cm" svg:y="0.703cm" presentation:class="title" presentation:user-transformed="true">
          <draw:text-box>
            <text:p text:style-name="P1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1" draw:text-style-name="P13" draw:layer="layout" svg:width="25.191cm" svg:height="19.489cm" svg:x="1.399cm" svg:y="0.837cm" presentation:class="title" presentation:user-transformed="true">
          <draw:text-box>
            <text:p text:style-name="P1"><text:span text:style-name="T11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presentation:style-name="pr1" draw:text-style-name="P8" draw:layer="layout" svg:width="25.191cm" svg:height="19.489cm" svg:x="1.399cm" svg:y="0.837cm" presentation:class="title" presentation:user-transformed="true">
          <draw:text-box>
            <text:p text:style-name="P1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presentation:style-name="pr1" draw:text-style-name="P23" draw:layer="layout" svg:width="25.191cm" svg:height="19.489cm" svg:x="1.399cm" svg:y="0.837cm" presentation:class="title" presentation:user-transformed="true">
          <draw:text-box>
            <text:p text:style-name="P1"><text:span text:style-name="T12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draw:frame presentation:style-name="pr1" draw:text-style-name="P23" draw:layer="layout" svg:width="25.191cm" svg:height="19.489cm" svg:x="1.399cm" svg:y="0.837cm" presentation:class="title" presentation:user-transformed="true">
          <draw:text-box>
            <text:p text:style-name="P1"><text:span text:style-name="T12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presentation:style-name="pr1" draw:text-style-name="P7" draw:layer="layout" svg:width="25.191cm" svg:height="19.489cm" svg:x="1.399cm" svg:y="0.837cm" presentation:class="title" presentation:user-transformed="true">
          <draw:text-box>
            <text:p text:style-name="P1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draw:frame presentation:style-name="pr1" draw:text-style-name="P24" draw:layer="layout" svg:width="25.191cm" svg:height="19.489cm" svg:x="1.399cm" svg:y="0.837cm" presentation:class="title" presentation:user-transformed="true">
          <draw:text-box>
            <text:p text:style-name="P1"><text:span text:style-name="T20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draw:frame presentation:style-name="pr1" draw:text-style-name="P25" draw:layer="layout" svg:width="25.191cm" svg:height="19.489cm" svg:x="1.399cm" svg:y="0.837cm" presentation:class="title" presentation:user-transformed="true">
          <draw:text-box>
            <text:p text:style-name="P1"><text:span text:style-name="T21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presentation:style-name="pr1" draw:text-style-name="P16" draw:layer="layout" svg:width="25.191cm" svg:height="19.489cm" svg:x="1.399cm" svg:y="0.837cm" presentation:class="title" presentation:user-transformed="true">
          <draw:text-box>
            <text:p text:style-name="P1"><text:span text:style-name="T14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draw:frame presentation:style-name="pr1" draw:text-style-name="P11" draw:layer="layout" svg:width="25.191cm" svg:height="19.489cm" svg:x="1.399cm" svg:y="0.837cm" presentation:class="title" presentation:user-transformed="true">
          <draw:text-box>
            <text:p text:style-name="P1"><text:span text:style-name="T9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draw:frame presentation:style-name="pr1" draw:text-style-name="P2" draw:layer="layout" svg:width="25.191cm" svg:height="19.489cm" svg:x="1.399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draw:frame presentation:style-name="pr1" draw:text-style-name="P27" draw:layer="layout" svg:width="25.191cm" svg:height="19.489cm" svg:x="1.399cm" svg:y="0.837cm" presentation:class="title" presentation:user-transformed="true">
          <draw:text-box>
            <text:p text:style-name="P26"><text:span text:style-name="T22">Gotchas:</text:span><text:span text:style-name="T22"><text:line-break/></text:span><text:span text:style-name="T22">Broken Windows</text:span><text:span text:style-name="T22"><text:line-break/></text:span><text:span text:style-name="T22">Crying Wolf</text:span><text:span text:style-name="T22"><text:line-break/></text:span><text:span text:style-name="T22">It's not easy being green</text:span><text:span text:style-name="T22"><text:line-break/></text:span><text:span text:style-name="T22">“Intermittent” failures</text:span><text:span text:style-name="T22"><text:line-break/></text:span><text:span text:style-name="T22">“Works Locally”</text:span><text:span text:style-name="T22"><text:line-break/></text:span><text:span text:style-name="T22">Not Intermittent after you fix it</text:span><text:span text:style-name="T22"><text:line-break/></text:span><text:span text:style-name="T22">Can Always “temporarily” disable in CI</text:span><text:span text:style-name="T22"><text:line-break/></text:span><text:span text:style-name="T22">One disabled test is better than a red CI</text:span><text:span text:style-name="T22"><text:line-break/></text:span><text:span text:style-name="T22">False Positives / Green on $? != 0</text:span><text:span text:style-name="T22"><text:line-break/></text:span><text:span text:style-name="T22">Browser Settings Preventing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draw:frame presentation:style-name="pr1" draw:text-style-name="P8" draw:layer="layout" svg:width="25.191cm" svg:height="19.489cm" svg:x="1.399cm" svg:y="0.838cm" presentation:class="title" presentation:user-transformed="true">
          <draw:text-box>
            <text:p text:style-name="P1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draw:frame presentation:style-name="pr1" draw:text-style-name="P2" draw:layer="layout" svg:width="25.191cm" svg:height="19.489cm" svg:x="1.399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8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38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6-22T09:54:42</dc:date>
    <dc:language>en-US</dc:language>
    <meta:editing-cycles>89</meta:editing-cycles>
    <meta:editing-duration>PT5H31M53S</meta:editing-duration>
    <meta:user-defined meta:name="Info 1"/>
    <meta:user-defined meta:name="Info 2"/>
    <meta:user-defined meta:name="Info 3"/>
    <meta:user-defined meta:name="Info 4"/>
    <meta:document-statistic meta:object-count="300"/>
  </office:meta>
</office:document-meta>
</file>